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text-properties style:font-name="Times New Roman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rt summaries of what makes these algorithms work. This is always a work in progress....</text:p>
      <text:p text:style-name="P1"/>
      <text:p text:style-name="P1">Biology:</text:p>
      <text:p text:style-name="P1"><text:tab/>Point mutations, gene duplications, gene expression modulation, alternative splicing, etc.</text:p>
      <text:p text:style-name="P1"/>
      <text:p text:style-name="P1"/>
      <text:p text:style-name="P1">Pyramidal GA's:</text:p>
      <text:p text:style-name="P1"><text:tab/>Computer organisms (Corgs) are at first allowed to specialize in being good at parts of the </text:p>
      <text:p text:style-name="P1"><text:tab/>fitness function (FF), in separate populations. After some time, the pops and FF's are merged.</text:p>
      <text:p text:style-name="P1"><text:tab/>Hierarchical GA's: allow sub-specialization within one population.</text:p>
      <text:p text:style-name="P1"><text:tab/></text:p>
      <text:p text:style-name="P1"/>
      <text:p text:style-name="P1">Multi-scale Genetic algorithms (I):</text:p>
      <text:p text:style-name="P1"><text:tab/>Corgs evolve to an approximate problem (saves CPU time) before tackling the full problem.</text:p>
      <text:p text:style-name="P1"/>
      <text:p text:style-name="P1">Multi-scale Genetic algoryhtims (II):<text:tab/></text:p>
      <text:p text:style-name="P1"><text:tab/>Population A of Corgs evolves the coarse body plan as Pop B evolves the fine structure. Each </text:p>
      <text:p text:style-name="P1"><text:tab/>organism is a combination of two members, one from each population.</text:p>
      <text:p text:style-name="P1"/>
      <text:p text:style-name="P1">Messy genetic algorithms:</text:p>
      <text:p text:style-name="P1"><text:tab/>Genes-encode name value pairs so splicing of different size genomes is easier.</text:p>
      <text:p text:style-name="P1"/>
      <text:p text:style-name="P1">Novelty bonus:</text:p>
      <text:p text:style-name="P1"><text:tab/>Try to generate an interesting range of behavior instead/as well as the objective.</text:p>
      <text:p text:style-name="P1"/>
      <text:p text:style-name="P1">Similarity analysis:</text:p>
      <text:p text:style-name="P1"><text:tab/>Look across successful patterns for something they have in common. E.g. Maquis-Pita 2008 looks at <text:tab/><text:tab/>collections of rule tables for 1D CA doing density classification and uses wildcard analysis to identify <text:tab/><text:tab/>consensus patterns.</text:p>
      <text:p text:style-name="P1"/>
      <text:p text:style-name="P1">D-Wave api: <text:a xlink:type="simple" xlink:href="http://www.dwavesys.com/software" text:style-name="Internet_20_link" text:visited-style-name="Visited_20_Internet_20_Link">http://www.dwavesys.com/software</text:a> (a maybe-quantum annealer, NOT a computer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Kevin Kevin</meta:initial-creator>
    <meta:document-statistic meta:table-count="0" meta:image-count="0" meta:object-count="0" meta:page-count="1" meta:paragraph-count="20" meta:word-count="190" meta:character-count="1320"/>
    <dc:date>2016-03-09T17:12:29</dc:date>
    <dc:creator>Kevin Kevin</dc:creator>
    <meta:editing-duration>PT49S</meta:editing-duration>
    <meta:editing-cycles>1</meta:editing-cycles>
  </office:meta>
</office:document-meta>
</file>